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ize="14pt" style:font-size-asian="14pt" style:font-size-complex="14pt"/>
    </style:style>
    <style:style style:name="P2" style:family="paragraph" style:parent-style-name="Text_20_body">
      <style:paragraph-properties fo:margin-left="0.265cm" fo:margin-right="0.265cm" fo:text-indent="0cm" style:auto-text-indent="false"/>
    </style:style>
    <style:style style:name="P3" style:family="paragraph" style:parent-style-name="Text_20_body">
      <style:paragraph-properties fo:margin-left="0.265cm" fo:margin-right="0.265cm" fo:text-indent="0cm" style:auto-text-indent="false"/>
      <style:text-properties fo:font-size="14pt" style:font-size-asian="14pt" style:font-size-complex="14pt"/>
    </style:style>
    <style:style style:name="P4" style:family="paragraph" style:parent-style-name="Heading_20_2">
      <style:text-properties fo:font-size="16.1000003814697pt" fo:font-style="normal" style:font-size-asian="16.1000003814697pt" style:font-style-asian="normal" style:font-size-complex="16.1000003814697pt" style:font-style-complex="normal"/>
    </style:style>
    <style:style style:name="T1" style:family="text">
      <style:text-properties fo:font-style="italic"/>
    </style:style>
    <style:style style:name="T2" style:family="text">
      <style:text-properties fo:font-weight="bold"/>
    </style:style>
    <style:style style:name="T3"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Вопрос 4. Понятие базы данных. Типология баз данных.</text:h>
      <text:h text:style-name="Heading_20_1" text:outline-level="1">Понятие базы данных</text:h>
      <text:p text:style-name="P1"><text:span text:style-name="T1">База данных</text:span> - набор сведений, хранящихся некоторым упорядоченным способом. Можно сравнить базу данных со шкафом, в котором хранятся документы. Иными словами, база данных - это хранилище данных. Сами по себе базы данных не представляли бы интереса, если бы не было систем управления базами данных (СУБД).<text:line-break/><text:line-break/><text:span text:style-name="T1">Система управления базами данных</text:span> - это совокупность языковых и программных средств, которая осуществляет доступ к данным, позволяет их создавать, менять и удалять, обеспечивает безопасность данных и т.д. В общем СУБД - это система, позволяющая создавать базы данных и манипулировать сведениями из них. А осуществляет этот доступ к данным СУБД посредством специального языка - SQL.<text:line-break/><text:line-break/><text:span text:style-name="T1">SQL</text:span> - язык структурированных запросов, основной задачей которого является предоставление простого способа считывания и записи информации в базу данных. </text:p>
      <text:h text:style-name="P4" text:outline-level="2">Классификация БД</text:h>
      <text:p text:style-name="Text_20_body"><text:span text:style-name="T3">Основные классификации.</text:span> </text:p>
      <text:h text:style-name="Heading_20_2" text:outline-level="2">По модели данных:</text:h>
      <text:p text:style-name="P1"><text:span text:style-name="T2">Иерархическая модель базы данных </text:span>состоит из объектов с указателями от родительских объектов к потомкам, соединяя вместе связанную информацию. Иерархические базы данных могут быть представлены как дерево, состоящее из объектов различных уровней. Верхний уровень занимает один объект, второй — объекты второго уровня и т. д. Между объектами существуют связи, каждый объект может включать в себя несколько объектов более низкого уровня. Такие объекты находятся в отношении предка (объект более близкий к корню) к потомку (объект более низкого уровня), при этом возможно, когда объект-предок не имеет потомков или имеет их несколько, тогда как у объекта-потомка обязательно только один предок. Объекты, имеющие общего предка, называются близнецами. </text:p>
      <text:p text:style-name="P1">К основным понятиям <text:span text:style-name="T2">сетевой модели базы данных </text:span>относятся: уровень, элемент (узел), связь. Узел — это совокупность атрибутов данных, описывающих некоторый объект. На схеме иерархического дерева узлы представляются вершинами графа. В сетевой структуре каждый элемент может быть связан с любым другим элементом. Сетевые базы данных подобны иерархическим, за исключением того, что в них имеются указатели в обоих направлениях, которые соединяют родственную информацию. Несмотря на то, что эта модель решает некоторые проблемы, связанные с иерархической моделью, выполнение простых запросов остается достаточно сложным процессом. Также, поскольку логика процедуры выборки данных зависит от физической организации этих данных, то эта модель не является полностью независимой от приложения. Другими словами, если необходимо изменить структуру данных, то нужно изменить и приложение. </text:p>
      <text:p text:style-name="P3"><text:bookmark text:name="aswift_0_anchor"/><text:span text:style-name="T2">Реляционная база данных </text:span>— база данных, основанная на реляционной модели данных. Термин «реляционный» означает, что теория основана на математическом понятии отношение (relation). </text:p>
      <text:p text:style-name="P3">Нормализация.</text:p>
      <text:p text:style-name="P2"><text:soft-page-break/><text:span text:style-name="T3">Целью </text:span><text:a xlink:type="simple" xlink:href="http://ru.wikipedia.org/wiki/Нормализация_баз_данных"><text:span text:style-name="T3">нормализации реляционной базы данных</text:span></text:a><text:span text:style-name="T3"> является устранение недостатков структуры базы данных, приводящих ко вредной избыточности в данных, которая в свою очередь потенциально приводит к различным аномалиям и нарушениям целостности данных.</text:span></text:p>
      <text:p text:style-name="P3"/>
      <text:p text:style-name="P1"><text:span text:style-name="T2">Объектно-ориентированная база данных </text:span>— база данных, в которой данные оформлены в виде моделей объектов, включающих прикладные программы, которые управляются внешними событиями. Результатом совмещения возможностей (особенностей) баз данных и возможностей объектно-ориентированных языков программирования являются Объектно-ориентированные системы управления базами данных (ООСУБД). ООСУБД позволяет работать с объектами баз данных также, как с объектами в программировании на ООЯП. ООСУБД расширяет языки программирования, прозрачно вводя долговременные данные, управление параллелизмом, восстановление данных, ассоциированные запросы и другие возможности. </text:p>
      <text:p text:style-name="P1">Так же к основным моделям данным относятся: Многомерные, Объектные, Объектно-реляционные и т.д.</text:p>
      <text:h text:style-name="Heading_20_3" text:outline-level="3">По технологии хранения:</text:h>
      <text:p text:style-name="P1">База Данных во вторичной памяти (традиционные)<text:line-break/>База Данных в оперативной памяти (in-memory databases)<text:line-break/>База Данных в третичной памяти (tertiary databases)</text:p>
      <text:h text:style-name="Heading_20_3" text:outline-level="3">По содержимому:</text:h>
      <text:p text:style-name="P1">Географические<text:line-break/>Исторические<text:line-break/>Научные<text:line-break/>Мультимедийные и т. д.</text:p>
      <text:h text:style-name="Heading_20_3" text:outline-level="3">По степени распределённости: </text:h>
      <text:p text:style-name="P1">Централизованные (сосредоточенные)</text:p>
      <text:p text:style-name="P1">Распределённые. Распределённые базы данных (РБД) — совокупность логически взаимосвязанных баз данных, распределённых в компьютерной сети.</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Standard" style:next-style-name="Text_20_body" style:class="chapter">
      <style:paragraph-properties fo:margin-top="0.423cm" fo:margin-bottom="0.212cm" fo:keep-with-next="always"/>
      <style:text-properties style:font-name="Albany" fo:font-size="14pt" style:font-name-asian="Andale Sans UI" style:font-size-asian="14pt" style:font-name-complex="Tahoma"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0.499cm" fo:margin-top="0.499cm" fo:margin-bottom="0.499cm" fo:margin-left="0.499cm" fo:margin-right="0.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text:page-number></text:p>
      </style:footer>
      <style:footer-left>
        <text:p text:style-name="Footer"><text:page-number text:select-page="current">2</text:page-number></text:p>
      </style:footer-left>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9T14:15:05.14</meta:creation-date>
    <dc:date>2012-07-09T22:24:28.70</dc:date>
    <meta:editing-duration>P0D</meta:editing-duration>
    <meta:editing-cycles>3</meta:editing-cycles>
    <meta:generator>LibreOffice/3.5$Windows_x86 LibreOffice_project/165a79a-7059095-e13bb37-fef39a4-9503d18</meta:generator>
    <meta:document-statistic meta:table-count="0" meta:image-count="0" meta:object-count="0" meta:page-count="2" meta:paragraph-count="22" meta:word-count="542" meta:character-count="4223" meta:non-whitespace-character-count="3694"/>
  </office:meta>
</office:document-meta>
</file>